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fff00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42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0" calcext:value-type="float">
            <text:p>0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42" table:style-name="ce1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37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37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37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37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37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1">
          <table:table-cell table:number-columns-repeated="37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endline</text:p>
          </table:table-cell>
          <table:table-cell table:number-columns-repeated="98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2-10-07T07:05:12</meta:creation-date>
    <dc:date>2022-10-09T22:46:46.058025863</dc:date>
    <meta:generator>LibreOffice/7.3.6.2$Linux_X86_64 LibreOffice_project/30$Build-2</meta:generator>
    <meta:editing-duration>PT9M</meta:editing-duration>
    <meta:editing-cycles>4</meta:editing-cycles>
    <meta:document-statistic meta:table-count="1" meta:cell-count="1032" meta:object-count="0"/>
    <meta:user-defined meta:name="AppVersion">16.0300</meta:user-defined>
  </office:meta>
</office:document-meta>
</file>